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My dear!!"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"Why, to meet you here of all places! It must
be some kind of sign!"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"Would you care to tap-dance with me?"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"Hoh, 'why?', she says!"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"Whoops, would you look at the time! I must
go, for my people need me!"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"Please, give my regards to your parents!"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"Ah, how about that! I meant to split, but
instead I accidentally split in half!"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"From now on, I had better get my act
together!"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"Everyone has their own way of living. Birds
like me mustn't stick their beaks where they
don't belong."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"Well then! Be on your way, my dear!!"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"Those who do not cherish the log are not
permitted to pass"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odness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though I came all this way... and the
 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